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136" officeooo:paragraph-rsid="0009d136"/>
    </style:style>
    <style:style style:name="P2" style:family="paragraph" style:parent-style-name="Standard">
      <style:text-properties officeooo:rsid="000bc345" officeooo:paragraph-rsid="000bc345"/>
    </style:style>
    <style:style style:name="T1" style:family="text">
      <style:text-properties officeooo:rsid="000c4f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 :</text:p>
      <text:p text:style-name="P1"/>
      <text:p text:style-name="P1">ps</text:p>
      <text:p text:style-name="P1">PID TTY <text:s text:c="9"/>TIME CMD</text:p>
      <text:p text:style-name="P1"><text:s/>2875 pts/0 <text:s text:c="3"/>00:00:00 bash</text:p>
      <text:p text:style-name="P1"><text:s/>2955 pts/0 <text:s text:c="3"/>00:00:00 ps</text:p>
      <text:p text:style-name="P1"/>
      <text:p text:style-name="P1">on optient des renseignements sur les processus Bash et ps</text:p>
      <text:p text:style-name="P1">on a comme information leurs PID et leurs temps d’exécutions </text:p>
      <text:p text:style-name="P1"/>
      <text:p text:style-name="P1"/>
      <text:p text:style-name="P1">EXERCICE 2 :</text:p>
      <text:p text:style-name="P1"/>
      <text:p text:style-name="P1">top affiche tout les processus en cous d’exécutions alors que ps donne les processus active lors de la commande ps <text:s/></text:p>
      <text:p text:style-name="P1"/>
      <text:p text:style-name="P1"/>
      <text:p text:style-name="P1"/>
      <text:p text:style-name="P1">EXERCICE 3 : </text:p>
      <text:p text:style-name="P1"/>
      <text:p text:style-name="P1">systemd─┬─ModemManager───2*[{ModemManager}]</text:p>
      <text:p text:style-name="P1"><text:s text:c="8"/>├─NetworkManager─┬─dhclient</text:p>
      <text:p text:style-name="P1"><text:s text:c="8"/>│ <text:s text:c="15"/>└─2*[{NetworkManager}]</text:p>
      <text:p text:style-name="P1"><text:s text:c="8"/>├─accounts-daemon───2*[{accounts-daemon}]</text:p>
      <text:p text:style-name="P1"><text:s text:c="8"/>├─acpid</text:p>
      <text:p text:style-name="P1"><text:s text:c="8"/>├─agetty</text:p>
      <text:p text:style-name="P1"><text:s text:c="8"/>├─apache2───5*[apache2]</text:p>
      <text:p text:style-name="P1"><text:s text:c="8"/>├─atom───atom─┬─atom─┬─atom───17*[{atom}]</text:p>
      <text:p text:style-name="P1"><text:s text:c="8"/>│ <text:s text:c="12"/>│ <text:s text:c="5"/>└─atom───10*[{atom}]</text:p>
      <text:p text:style-name="P1"><text:s text:c="8"/>│ <text:s text:c="12"/>├─atom───5*[{atom}]</text:p>
      <text:p text:style-name="P1"><text:s text:c="8"/>│ <text:s text:c="12"/>└─32*[{atom}]</text:p>
      <text:p text:style-name="P1"><text:s text:c="8"/>├─avahi-daemon───avahi-daemon</text:p>
      <text:p text:style-name="P1"><text:s text:c="8"/>├─bluetoothd</text:p>
      <text:p text:style-name="P1"><text:s text:c="8"/>├─colord───2*[{colord}]</text:p>
      <text:p text:style-name="P1"><text:s text:c="8"/>├─cron</text:p>
      <text:p text:style-name="P1"><text:s text:c="8"/>├─cups-browsed───2*[{cups-browsed}]</text:p>
      <text:p text:style-name="P1"><text:s text:c="8"/>├─cupsd</text:p>
      <text:p text:style-name="P1"><text:s text:c="8"/>├─dbus-daemon</text:p>
      <text:p text:style-name="P1"><text:s text:c="8"/>├─firefox─┬─Web Content───25*[{Web Content}]</text:p>
      <text:p text:style-name="P1"><text:s text:c="8"/>│ <text:s text:c="8"/>├─Web Content───26*[{Web Content}]</text:p>
      <text:p text:style-name="P1"><text:s text:c="8"/>│ <text:s text:c="8"/>├─Web Content───24*[{Web Content}]</text:p>
      <text:p text:style-name="P1"><text:s text:c="8"/>│ <text:s text:c="8"/>├─Web Content───19*[{Web Content}]</text:p>
      <text:p text:style-name="P1"><text:s text:c="8"/>│ <text:s text:c="8"/>├─WebExtensions───23*[{WebExtensions}]</text:p>
      <text:p text:style-name="P1"><text:s text:c="8"/>│ <text:s text:c="8"/>└─58*[{firefox}]</text:p>
      <text:p text:style-name="P1"><text:s text:c="8"/>├─gnome-keyring-d───3*[{gnome-keyring-d}]</text:p>
      <text:p text:style-name="P1"><text:s text:c="8"/>├─gsd-printer───2*[{gsd-printer}]</text:p>
      <text:p text:style-name="P1"><text:s text:c="8"/>├─idea.sh───java─┬─fsnotifier64</text:p>
      <text:p text:style-name="P1"><text:s text:c="8"/>│ <text:s text:c="15"/>└─37*[{java}]</text:p>
      <text:p text:style-name="P1"><text:s text:c="8"/>├─io.elementary.t─┬─bash─┬─pstree</text:p>
      <text:p text:style-name="P1"><text:s text:c="8"/>│ <text:s text:c="16"/>│ <text:s text:c="5"/>└─sudo───java───25*[{java}]</text:p>
      <text:p text:style-name="P1"><text:s text:c="8"/>│ <text:s text:c="16"/>└─3*[{io.elementary.t}]</text:p>
      <text:p text:style-name="P1"><text:s text:c="8"/>├─irqbalance───{irqbalance}</text:p>
      <text:p text:style-name="P1"><text:soft-page-break/><text:s text:c="8"/>├─2*[kerneloops]</text:p>
      <text:p text:style-name="P1"><text:s text:c="8"/>├─lightdm─┬─Xorg───3*[{Xorg}]</text:p>
      <text:p text:style-name="P1"><text:s text:c="8"/>│ <text:s text:c="8"/>├─lightdm─┬─gnome-session-b─┬─gala───5*[{gala}]</text:p>
      <text:p text:style-name="P1"><text:s text:c="8"/>│ <text:s text:c="8"/>│ <text:s text:c="8"/>│ <text:s text:c="16"/>├─gala-daemon───2*[{gala-daemon}]</text:p>
      <text:p text:style-name="P1"><text:s text:c="8"/>│ <text:s text:c="8"/>│ <text:s text:c="8"/>│ <text:s text:c="16"/>├─gsd-a11y-settin───3*[{gsd-a11y-settin}]</text:p>
      <text:p text:style-name="P1"><text:s text:c="8"/>│ <text:s text:c="8"/>│ <text:s text:c="8"/>│ <text:s text:c="16"/>├─gsd-clipboard───2*[{gsd-clipboard}]</text:p>
      <text:p text:style-name="P1"><text:s text:c="8"/>│ <text:s text:c="8"/>│ <text:s text:c="8"/>│ <text:s text:c="16"/>├─gsd-color───3*[{gsd-color}]</text:p>
      <text:p text:style-name="P1"><text:s text:c="8"/>│ <text:s text:c="8"/>│ <text:s text:c="8"/>│ <text:s text:c="16"/>├─gsd-datetime───3*[{gsd-datetime}]</text:p>
      <text:p text:style-name="P1"><text:s text:c="8"/>│ <text:s text:c="8"/>│ <text:s text:c="8"/>│ <text:s text:c="16"/>├─gsd-housekeepin───3*[{gsd-housekeepin}]</text:p>
      <text:p text:style-name="P1"><text:s text:c="8"/>│ <text:s text:c="8"/>│ <text:s text:c="8"/>│ <text:s text:c="16"/>├─gsd-keyboard───3*[{gsd-keyboard}]</text:p>
      <text:p text:style-name="P1"><text:s text:c="8"/>│ <text:s text:c="8"/>│ <text:s text:c="8"/>│ <text:s text:c="16"/>├─gsd-media-keys───3*[{gsd-media-keys}]</text:p>
      <text:p text:style-name="P1"><text:s text:c="8"/>│ <text:s text:c="8"/>│ <text:s text:c="8"/>│ <text:s text:c="16"/>├─gsd-mouse───3*[{gsd-mouse}]</text:p>
      <text:p text:style-name="P1"><text:s text:c="8"/>│ <text:s text:c="8"/>│ <text:s text:c="8"/>│ <text:s text:c="16"/>├─gsd-power───4*[{gsd-power}]</text:p>
      <text:p text:style-name="P1"><text:s text:c="8"/>│ <text:s text:c="8"/>│ <text:s text:c="8"/>│ <text:s text:c="16"/>├─gsd-print-notif───2*[{gsd-print-notif}]</text:p>
      <text:p text:style-name="P1"><text:s text:c="8"/>│ <text:s text:c="8"/>│ <text:s text:c="8"/>│ <text:s text:c="16"/>├─gsd-rfkill───2*[{gsd-rfkill}]</text:p>
      <text:p text:style-name="P1"><text:s text:c="8"/>│ <text:s text:c="8"/>│ <text:s text:c="8"/>│ <text:s text:c="16"/>├─gsd-sharing───3*[{gsd-sharing}]</text:p>
      <text:p text:style-name="P1"><text:s text:c="8"/>│ <text:s text:c="8"/>│ <text:s text:c="8"/>│ <text:s text:c="16"/>├─gsd-smartcard───4*[{gsd-smartcard}]</text:p>
      <text:p text:style-name="P1"><text:s text:c="8"/>│ <text:s text:c="8"/>│ <text:s text:c="8"/>│ <text:s text:c="16"/>├─gsd-sound───3*[{gsd-sound}]</text:p>
      <text:p text:style-name="P1"><text:s text:c="8"/>│ <text:s text:c="8"/>│ <text:s text:c="8"/>│ <text:s text:c="16"/>├─gsd-wacom───2*[{gsd-wacom}]</text:p>
      <text:p text:style-name="P1"><text:s text:c="8"/>│ <text:s text:c="8"/>│ <text:s text:c="8"/>│ <text:s text:c="16"/>├─gsd-xsettings───3*[{gsd-xsettings}]</text:p>
      <text:p text:style-name="P1"><text:s text:c="8"/>│ <text:s text:c="8"/>│ <text:s text:c="8"/>│ <text:s text:c="16"/>├─io.elementary.a───2*[{io.elementary.a}]</text:p>
      <text:p text:style-name="P1"><text:s text:c="8"/>│ <text:s text:c="8"/>│ <text:s text:c="8"/>│ <text:s text:c="16"/>├─io.elementary.c─┬─plank───4*[{plank}]</text:p>
      <text:p text:style-name="P1"><text:s text:c="8"/>│ <text:s text:c="8"/>│ <text:s text:c="8"/>│ <text:s text:c="16"/>│ <text:s text:c="16"/>├─wingpanel───10*[{wingpanel}]</text:p>
      <text:p text:style-name="P1"><text:s text:c="8"/>│ <text:s text:c="8"/>│ <text:s text:c="8"/>│ <text:s text:c="16"/>│ <text:s text:c="16"/>└─3*[{io.elementary.c}]</text:p>
      <text:p text:style-name="P1"><text:s text:c="8"/>│ <text:s text:c="8"/>│ <text:s text:c="8"/>│ <text:s text:c="16"/>├─io.elementary.c───5*[{io.elementary.c}]</text:p>
      <text:p text:style-name="P1"><text:s text:c="8"/>│ <text:s text:c="8"/>│ <text:s text:c="8"/>│ <text:s text:c="16"/>├─io.elementary.p───2*[{io.elementary.p}]</text:p>
      <text:p text:style-name="P1"><text:s text:c="8"/>│ <text:s text:c="8"/>│ <text:s text:c="8"/>│ <text:s text:c="16"/>├─light-locker───3*[{light-locker}]</text:p>
      <text:p text:style-name="P1"><text:s text:c="8"/>│ <text:s text:c="8"/>│ <text:s text:c="8"/>│ <text:s text:c="16"/>├─nm-applet───3*[{nm-applet}]</text:p>
      <text:p text:style-name="P1"><text:s text:c="8"/>│ <text:s text:c="8"/>│ <text:s text:c="8"/>│ <text:s text:c="16"/>├─pantheon-parent───2*[{pantheon-parent}]</text:p>
      <text:p text:style-name="P1"><text:s text:c="8"/>│ <text:s text:c="8"/>│ <text:s text:c="8"/>│ <text:s text:c="16"/>├─ssh-agent</text:p>
      <text:p text:style-name="P1"><text:s text:c="8"/>│ <text:s text:c="8"/>│ <text:s text:c="8"/>│ <text:s text:c="16"/>└─3*[{gnome-session-b}]</text:p>
      <text:p text:style-name="P1"><text:s text:c="8"/>│ <text:s text:c="8"/>│ <text:s text:c="8"/>└─2*[{lightdm}]</text:p>
      <text:p text:style-name="P1"><text:s text:c="8"/>│ <text:s text:c="8"/>└─2*[{lightdm}]</text:p>
      <text:p text:style-name="P1"><text:s text:c="8"/>├─lvmetad</text:p>
      <text:p text:style-name="P1"><text:s text:c="8"/>├─mysqld───26*[{mysqld}]</text:p>
      <text:p text:style-name="P1"><text:s text:c="8"/>├─networkd-dispat───{networkd-dispat}</text:p>
      <text:p text:style-name="P1"><text:s text:c="8"/>├─oosplash─┬─soffice.bin───7*[{soffice.bin}]</text:p>
      <text:p text:style-name="P1"><text:s text:c="8"/>│ <text:s text:c="9"/>└─2*[{oosplash}]</text:p>
      <text:p text:style-name="P1"><text:s text:c="8"/>├─packagekitd───2*[{packagekitd}]</text:p>
      <text:p text:style-name="P1"><text:s text:c="8"/>├─pantheon-parent───2*[{pantheon-parent}]</text:p>
      <text:p text:style-name="P1"><text:s text:c="8"/>├─polkitd───2*[{polkitd}]</text:p>
      <text:p text:style-name="P1"><text:s text:c="8"/>├─pulseaudio───2*[{pulseaudio}]</text:p>
      <text:p text:style-name="P1"><text:s text:c="8"/>├─rsyslogd───3*[{rsyslogd}]</text:p>
      <text:p text:style-name="P1"><text:s text:c="8"/>├─rtkit-daemon───2*[{rtkit-daemon}]</text:p>
      <text:p text:style-name="P1"><text:s text:c="8"/>├─sshd</text:p>
      <text:p text:style-name="P1"><text:s text:c="8"/>├─systemd─┬─(sd-pam)</text:p>
      <text:p text:style-name="P1"><text:s text:c="8"/>│ <text:s text:c="8"/>├─at-spi-bus-laun─┬─dbus-daemon</text:p>
      <text:p text:style-name="P1"><text:s text:c="8"/>│ <text:s text:c="8"/>│ <text:s text:c="16"/>└─3*[{at-spi-bus-laun}]</text:p>
      <text:p text:style-name="P1"><text:s text:c="8"/>│ <text:s text:c="8"/>├─at-spi2-registr───2*[{at-spi2-registr}]</text:p>
      <text:p text:style-name="P1"><text:s text:c="8"/>│ <text:s text:c="8"/>├─bamfdaemon───2*[{bamfdaemon}]</text:p>
      <text:p text:style-name="P1"><text:s text:c="8"/>│ <text:s text:c="8"/>├─dbus-daemon</text:p>
      <text:p text:style-name="P1"><text:s text:c="8"/>│ <text:s text:c="8"/>├─dconf-service───2*[{dconf-service}]</text:p>
      <text:p text:style-name="P1"><text:soft-page-break/><text:s text:c="8"/>│ <text:s text:c="8"/>├─evolution-addre─┬─evolution-addre───5*[{evolution-addre}]</text:p>
      <text:p text:style-name="P1"><text:s text:c="8"/>│ <text:s text:c="8"/>│ <text:s text:c="16"/>└─4*[{evolution-addre}]</text:p>
      <text:p text:style-name="P1"><text:s text:c="8"/>│ <text:s text:c="8"/>├─evolution-calen─┬─evolution-calen───7*[{evolution-calen}]</text:p>
      <text:p text:style-name="P1"><text:s text:c="8"/>│ <text:s text:c="8"/>│ <text:s text:c="16"/>└─4*[{evolution-calen}]</text:p>
      <text:p text:style-name="P1"><text:s text:c="8"/>│ <text:s text:c="8"/>├─evolution-sourc───4*[{evolution-sourc}]</text:p>
      <text:p text:style-name="P1"><text:s text:c="8"/>│ <text:s text:c="8"/>├─gconfd-2</text:p>
      <text:p text:style-name="P1"><text:s text:c="8"/>│ <text:s text:c="8"/>├─gvfs-afc-volume───3*[{gvfs-afc-volume}]</text:p>
      <text:p text:style-name="P1"><text:s text:c="8"/>│ <text:s text:c="8"/>├─gvfs-goa-volume───2*[{gvfs-goa-volume}]</text:p>
      <text:p text:style-name="P1"><text:s text:c="8"/>│ <text:s text:c="8"/>├─gvfs-gphoto2-vo───2*[{gvfs-gphoto2-vo}]</text:p>
      <text:p text:style-name="P1"><text:s text:c="8"/>│ <text:s text:c="8"/>├─gvfs-mtp-volume───2*[{gvfs-mtp-volume}]</text:p>
      <text:p text:style-name="P1"><text:s text:c="8"/>│ <text:s text:c="8"/>├─gvfs-udisks2-vo───2*[{gvfs-udisks2-vo}]</text:p>
      <text:p text:style-name="P1"><text:s text:c="8"/>│ <text:s text:c="8"/>├─gvfsd───2*[{gvfsd}]</text:p>
      <text:p text:style-name="P1"><text:s text:c="8"/>│ <text:s text:c="8"/>├─gvfsd-fuse───5*[{gvfsd-fuse}]</text:p>
      <text:p text:style-name="P1"><text:s text:c="8"/>│ <text:s text:c="8"/>├─gvfsd-metadata───2*[{gvfsd-metadata}]</text:p>
      <text:p text:style-name="P1"><text:s text:c="8"/>│ <text:s text:c="8"/>├─zeitgeist-daemo───2*[{zeitgeist-daemo}]</text:p>
      <text:p text:style-name="P1"><text:s text:c="8"/>│ <text:s text:c="8"/>└─zeitgeist-fts───2*[{zeitgeist-fts}]</text:p>
      <text:p text:style-name="P1"><text:s text:c="8"/>├─systemd-journal</text:p>
      <text:p text:style-name="P1"><text:s text:c="8"/>├─systemd-logind</text:p>
      <text:p text:style-name="P1"><text:s text:c="8"/>├─systemd-resolve</text:p>
      <text:p text:style-name="P1"><text:s text:c="8"/>├─systemd-timesyn───{systemd-timesyn}</text:p>
      <text:p text:style-name="P1"><text:s text:c="8"/>├─systemd-udevd</text:p>
      <text:p text:style-name="P1"><text:s text:c="8"/>├─thermald───{thermald}</text:p>
      <text:p text:style-name="P1"><text:s text:c="8"/>├─tor</text:p>
      <text:p text:style-name="P1"><text:s text:c="8"/>├─udisksd───4*[{udisksd}]</text:p>
      <text:p text:style-name="P1"><text:s text:c="8"/>├─upowerd───2*[{upowerd}]</text:p>
      <text:p text:style-name="P1"><text:s text:c="8"/>└─wpa_supplicant</text:p>
      <text:p text:style-name="P1"/>
      <text:p text:style-name="P1"/>
      <text:p text:style-name="P1"/>
      <text:p text:style-name="P1">les processus lancés sur la machine <text:s/>sont Atom ( atom) et Intellij Idea (idea.sh)</text:p>
      <text:p text:style-name="P1"/>
      <text:p text:style-name="P1"/>
      <text:p text:style-name="P1">l’option pour les PID est -g <text:s/></text:p>
      <text:p text:style-name="P1">pour le propriétaire du processus -u</text:p>
      <text:p text:style-name="P1"/>
      <text:p text:style-name="P1"/>
      <text:p text:style-name="P1">Exercice 4 :</text:p>
      <text:p text:style-name="P1"/>
      <text:p text:style-name="P1">a)</text:p>
      <text:p text:style-name="P1"/>
      <text:p text:style-name="P1"/>
      <text:p text:style-name="P1"/>
      <text:p text:style-name="P1">9) SIGKILL</text:p>
      <text:p text:style-name="P1">15) SIGTERM</text:p>
      <text:p text:style-name="P1">18) SIGCONT</text:p>
      <text:p text:style-name="P1">19) SIGSTOP</text:p>
      <text:p text:style-name="P1"/>
      <text:p text:style-name="P1"/>
      <text:p text:style-name="P1"/>
      <text:p text:style-name="P1">b)</text:p>
      <text:p text:style-name="P1">top </text:p>
      <text:p text:style-name="P1">4125 boris <text:s text:c="4"/>20 <text:s text:c="2"/>0 1782016 191048 <text:s/>72528 S <text:s text:c="2"/>4,9 <text:s/>5,0 <text:s text:c="2"/>0:44.77 atom </text:p>
      <text:p text:style-name="P1"><text:soft-page-break/></text:p>
      <text:p text:style-name="P1">kill -SIGKILL 4124</text:p>
      <text:p text:style-name="P1">kill -SIGTERM 4124</text:p>
      <text:p text:style-name="P1">kill -SIGSTOP 4124</text:p>
      <text:p text:style-name="P1"/>
      <text:p text:style-name="P1"/>
      <text:p text:style-name="P2">c) Pour SIGKILL Atom le processus s’est fermé directement <text:span text:style-name="T1">pour les deux signaux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6:26:43.531170940</meta:creation-date>
    <meta:generator>LibreOffice/6.1.5.2$Linux_X86_64 LibreOffice_project/90f8dcf33c87b3705e78202e3df5142b201bd805</meta:generator>
    <dc:date>2019-10-14T17:59:06.818555438</dc:date>
    <meta:editing-duration>PT1H32M22S</meta:editing-duration>
    <meta:editing-cycles>3</meta:editing-cycles>
    <meta:document-statistic meta:table-count="0" meta:image-count="0" meta:object-count="0" meta:page-count="4" meta:paragraph-count="136" meta:word-count="384" meta:character-count="6429" meta:non-whitespace-character-count="3929"/>
  </office:meta>
</office:document-meta>
</file>